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7fc7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7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9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61" style:family="paragraph" style:parent-style-name="Standard">
      <style:text-properties officeooo:rsid="0dde9a1c" officeooo:paragraph-rsid="0ddfbc49"/>
    </style:style>
    <style:style style:name="P62" style:family="paragraph" style:parent-style-name="Footnote">
      <style:text-properties officeooo:rsid="043ccc66" officeooo:paragraph-rsid="0dca2508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paragraph-properties fo:text-align="center" style:justify-single-word="false"/>
      <style:text-properties officeooo:paragraph-rsid="103fc298"/>
    </style:style>
    <style:style style:name="P74" style:family="paragraph" style:parent-style-name="Standard">
      <style:paragraph-properties fo:text-align="center" style:justify-single-word="false"/>
      <style:text-properties officeooo:paragraph-rsid="10411e41"/>
    </style:style>
    <style:style style:name="P75" style:family="paragraph" style:parent-style-name="Standard">
      <style:text-properties officeooo:paragraph-rsid="0cb27039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6" style:family="paragraph" style:parent-style-name="Footnote">
      <style:text-properties officeooo:paragraph-rsid="0fda15e0"/>
    </style:style>
    <style:style style:name="P87" style:family="paragraph" style:parent-style-name="Standard">
      <style:text-properties officeooo:paragraph-rsid="0fe106d1"/>
    </style:style>
    <style:style style:name="P88" style:family="paragraph" style:parent-style-name="Footnote">
      <style:text-properties officeooo:paragraph-rsid="102c1a0f"/>
    </style:style>
    <style:style style:name="P89" style:family="paragraph" style:parent-style-name="Standard">
      <style:text-properties officeooo:paragraph-rsid="1044b2e0"/>
    </style:style>
    <style:style style:name="P90" style:family="paragraph" style:parent-style-name="Footnote">
      <style:text-properties officeooo:paragraph-rsid="1020b286"/>
    </style:style>
    <style:style style:name="P91" style:family="paragraph" style:parent-style-name="Standard">
      <style:text-properties officeooo:paragraph-rsid="104d50c8"/>
    </style:style>
    <style:style style:name="P92" style:family="paragraph" style:parent-style-name="Standard">
      <style:text-properties officeooo:paragraph-rsid="105130c2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6" style:family="paragraph" style:parent-style-name="Footnote">
      <style:text-properties officeooo:paragraph-rsid="107b5618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break-before="page"/>
      <style:text-properties officeooo:paragraph-rsid="0b0ddd8e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6" style:family="paragraph" style:parent-style-name="Standard">
      <style:paragraph-properties fo:text-align="center" style:justify-single-word="false"/>
      <style:text-properties officeooo:paragraph-rsid="0f5f1cf7"/>
    </style:style>
    <style:style style:name="P107" style:family="paragraph" style:parent-style-name="Standard">
      <style:paragraph-properties fo:text-align="center" style:justify-single-word="false"/>
      <style:text-properties officeooo:paragraph-rsid="0eb4913f"/>
    </style:style>
    <style:style style:name="P108" style:family="paragraph" style:parent-style-name="Standard">
      <style:text-properties officeooo:paragraph-rsid="107ad9ef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" fo:font-size="12pt" style:font-size-asian="12pt" style:font-size-complex="12pt"/>
    </style:style>
    <style:style style:name="T2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6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7" style:family="text">
      <style:text-properties style:use-window-font-color="true" loext:opacity="0%" style:font-name="Liberation Sans" officeooo:rsid="047da547"/>
    </style:style>
    <style:style style:name="T25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0" style:family="text">
      <style:text-properties style:use-window-font-color="true" loext:opacity="0%" style:font-name="Liberation Sans" fo:font-size="12pt" style:font-size-asian="12pt" style:font-size-complex="12pt"/>
    </style:style>
    <style:style style:name="T291" style:family="text">
      <style:text-properties style:use-window-font-color="true" loext:opacity="0%" style:font-name="Liberation Sans" officeooo:rsid="0efd8e5c"/>
    </style:style>
    <style:style style:name="T29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officeooo:rsid="04473353"/>
    </style:style>
    <style:style style:name="T29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7" style:family="text">
      <style:text-properties officeooo:rsid="0aace3cd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officeooo:rsid="0f0ca65a"/>
    </style:style>
    <style:style style:name="T320" style:family="text">
      <style:text-properties officeooo:rsid="0f8f58bd"/>
    </style:style>
    <style:style style:name="T321" style:family="text">
      <style:text-properties officeooo:rsid="0f95a7a0"/>
    </style:style>
    <style:style style:name="T322" style:family="text">
      <style:text-properties style:text-underline-style="none"/>
    </style:style>
    <style:style style:name="T323" style:family="text">
      <style:text-properties style:font-name="Liberation Mono" fo:font-size="8pt" style:font-size-asian="8pt" style:font-size-complex="8pt" loext:padding="0.049cm" loext:border="0.31pt solid #000000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officeooo:rsid="1077fc72" style:font-weight-asian="bold" style:font-weight-complex="bold"/>
    </style:style>
    <style:style style:name="T326" style:family="text">
      <style:text-properties officeooo:rsid="105c8aaa"/>
    </style:style>
    <style:style style:name="T327" style:family="text">
      <style:text-properties officeooo:rsid="1077fc72"/>
    </style:style>
    <style:style style:name="T328" style:family="text">
      <style:text-properties officeooo:rsid="107e8e04"/>
    </style:style>
    <style:style style:name="T329" style:family="text">
      <style:text-properties officeooo:rsid="10827e5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7"><text:span text:style-name="Strong_20_Emphasis"><text:span text:style-name="T179">C</text:span></text:span><text:span text:style-name="Strong_20_Emphasis"><text:span text:style-name="T178">hecklist voor </text:span></text:span><text:span text:style-name="Strong_20_Emphasis"><text:span text:style-name="T180">de installatie</text:span></text:span><text:span text:style-name="Strong_20_Emphasis"><text:span text:style-name="T178"> van </text:span></text:span><text:span text:style-name="Strong_20_Emphasis"><text:span text:style-name="T184"><text:user-field-get text:name="Distro">Rocky Linux</text:user-field-get></text:span></text:span><text:span text:style-name="Strong_20_Emphasis"><text:span text:style-name="T186"><text:s/></text:span></text:span><text:span text:style-name="Strong_20_Emphasis"><text:span text:style-name="T184"><text:user-field-get text:name="Version">8.10</text:user-field-get></text:span></text:span><text:span text:style-name="Strong_20_Emphasis"><text:span text:style-name="T182"><text:note text:id="ftn0" text:note-class="footnote"><text:note-citation>1</text:note-citation><text:note-body><text:p text:style-name="P88"><text:span text:style-name="T304">D</text:span><text:span text:style-name="T298">eze </text:span><text:span text:style-name="Strong_20_Emphasis"><text:span text:style-name="T307"><text:user-field-get text:name="Distro">Rocky Linux</text:user-field-get></text:span></text:span><text:span text:style-name="T300"><text:s/></text:span><text:span text:style-name="T308"><text:user-field-get text:name="Version">8.10</text:user-field-get></text:span><text:span text:style-name="T308"><text:s/>Desktop/</text:span><text:span text:style-name="T309">Workstation</text:span><text:span text:style-name="T298"> (codenaam </text:span><text:span text:style-name="T303">GreenObsidian</text:span><text:span text:style-name="T298">) van </text:span><text:span text:style-name="T306">mei</text:span><text:span text:style-name="T301"> </text:span><text:span text:style-name="Strong_20_Emphasis"><text:span text:style-name="T310"><text:user-field-get text:name="Releaseyear">2024</text:user-field-get></text:span></text:span><text:span text:style-name="T302"><text:s/></text:span><text:span text:style-name="T304">is een zogenaamde </text:span><text:span text:style-name="T298">LTS-</text:span><text:span text:style-name="T304">versie</text:span><text:span text:style-name="T298"> </text:span><text:span text:style-name="T304">(</text:span><text:span text:style-name="T298">staat voor Long-Term Support, </text:span><text:span text:style-name="T299">langetermijnondersteuning</text:span><text:span text:style-name="T304">)</text:span><text:span text:style-name="T299"> </text:span><text:span text:style-name="T305">en</text:span><text:span text:style-name="T302"> </text:span><text:span text:style-name="T298">wordt gedurende 5 jaar ondersteund tot </text:span><text:span text:style-name="T306">mei</text:span><text:span text:style-name="T298"> 202</text:span><text:span text:style-name="T303">9</text:span><text:span text:style-name="T298">.</text:span></text:p></text:note-body></text:note></text:span></text:span><text:span text:style-name="Strong_20_Emphasis"><text:span text:style-name="T183"><text:s/></text:span></text:span><text:span text:style-name="Strong_20_Emphasis"><text:span text:style-name="T185">Desktop/</text:span></text:span><text:span text:style-name="Strong_20_Emphasis"><text:span text:style-name="T187">Workstation</text:span></text:span><text:span text:style-name="Strong_20_Emphasis"><text:span text:style-name="T181">.</text:span></text:span></text:p>
      <text:p text:style-name="P20"/>
      <text:p text:style-name="P20">Dit is een invulbare PDF, afdrukken is niet noodzakelijk.</text:p>
      <text:p text:style-name="P21"/>
      <text:p text:style-name="P9"><text:span text:style-name="T19">Vul </text:span><text:span text:style-name="T18">achter</text:span><text:span text:style-name="T15"> de </text:span><text:span text:style-name="Definition"><text:span text:style-name="T319">ONDERSTREEPTE</text:span></text:span><text:span text:style-name="T1"> </text:span><text:span text:style-name="T16">woorden</text:span><text:span text:style-name="T15"> het</text:span><text:span text:style-name="Strong_20_Emphasis"><text:span text:style-name="T226"> </text:span></text:span><text:span text:style-name="Strong_20_Emphasis"><text:span text:style-name="T227">tekstvak</text:span></text:span><text:span text:style-name="T16"> </text:span><text:span text:style-name="T19">in,</text:span><text:span text:style-name="T16"> </text:span><text:span text:style-name="T257">zie </text:span><text:span text:style-name="T291">[</text:span><text:span text:style-name="T257">toelichting</text:span><text:span text:style-name="T291">]</text:span><text:span text:style-name="T16">:</text:span></text:p>
      <text:p text:style-name="P2"><text:span text:style-name="Definition"><text:span text:style-name="T23">GEBRUIKER</text:span></text:span><text:span text:style-name="T265"><text:tab/><text:tab/></text:span><text:span text:style-name="T290"> <text:tab/><text:tab/></text:span><text:span text:style-name="T266"><draw:control text:anchor-type="as-char" svg:y="-0.4cm" draw:z-index="9" draw:name="Gebruiker 2" draw:style-name="gr2" draw:text-style-name="P114" svg:width="6.4cm" svg:height="0.6cm" draw:control="control8"><svg:title>Gebruiker</svg:title><svg:desc>Volledige naam, bijv. Jan Stek</svg:desc></draw:control></text:span><text:span text:style-name="T266"><text:tab/> <text:s text:c="2"/></text:span><text:span text:style-name="T267">[</text:span><text:span text:style-name="T268">N</text:span><text:span text:style-name="T260">aam, bijv. </text:span><text:span text:style-name="T261">J</text:span><text:span text:style-name="T288">a</text:span><text:span text:style-name="T261">n </text:span><text:span text:style-name="T288">Jansen</text:span><text:span text:style-name="T289">]</text:span></text:p>
      <text:p text:style-name="P87"><text:span text:style-name="Definition"><text:span text:style-name="T259">g</text:span></text:span><text:span text:style-name="Definition">ebruikersnaam</text:span><text:span text:style-name="Definition"><text:span text:style-name="T322"><text:tab/></text:span></text:span><text:span text:style-name="T258"><draw:control text:anchor-type="as-char" svg:y="-0.4cm" draw:z-index="10" draw:name="Gberuikersnaam 3" draw:style-name="gr2" draw:text-style-name="P114" svg:width="6.4cm" svg:height="0.6cm" draw:control="control9"><svg:title>Gebruikersnaam</svg:title><svg:desc>Korte naam, bijv. jan</svg:desc></draw:control></text:span><text:span text:style-name="T258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70"><text:tab/><text:tab/></text:span><draw:control text:anchor-type="as-char" svg:y="-0.4cm" draw:z-index="11" draw:name="Computernaam 1" draw:style-name="gr2" draw:text-style-name="P114" svg:width="6.4cm" svg:height="0.6cm" draw:control="control10"><svg:title>Computernaam</svg:title><svg:desc>Unieke naam van de computer</svg:desc></draw:control><text:tab/> <text:s text:c="2"/><text:span text:style-name="T275">[</text:span><text:span text:style-name="T276">N</text:span><text:span text:style-name="T271">aam van de compute</text:span><text:span text:style-name="T272">r, </text:span><text:span text:style-name="T273">bijv. </text:span><text:span text:style-name="T274">pc02</text:span><text:span text:style-name="T275">]</text:span></text:p>
      <text:p text:style-name="P2"><text:span text:style-name="Definition"><text:span text:style-name="T278">GEBRUIKER</text:span></text:span><text:span text:style-name="Definition"><text:span text:style-name="T282"><text:tab/></text:span></text:span><text:span text:style-name="T277"><text:tab/></text:span><text:span text:style-name="T290"> <text:tab/><text:tab/></text:span><text:span text:style-name="T266"><draw:control text:anchor-type="as-char" svg:y="-0.4cm" draw:z-index="12" draw:name="Gebruiker 3" draw:style-name="gr2" draw:text-style-name="P114" svg:width="6.4cm" svg:height="0.6cm" draw:control="control11"><svg:title>Gebruiker</svg:title><svg:desc>Volledige naam, bijv. Jan Stek</svg:desc></draw:control></text:span><text:span text:style-name="T266"><text:tab/> <text:s text:c="2"/></text:span><text:span text:style-name="T267">[</text:span><text:span text:style-name="T269">N</text:span><text:span text:style-name="T260">aam </text:span><text:span text:style-name="T264">evt. 2</text:span><text:span text:style-name="T292">e</text:span><text:span text:style-name="T262"> gebruiker</text:span><text:span text:style-name="T263">]</text:span></text:p>
      <text:p text:style-name="P92"><text:span text:style-name="Definition"><text:span text:style-name="T278">GEBRUIKERSN</text:span></text:span><text:span text:style-name="Definition"><text:span text:style-name="T279">aa</text:span></text:span><text:span text:style-name="Definition"><text:span text:style-name="T278">M</text:span></text:span><text:span text:style-name="Definition"><text:span text:style-name="T282"><text:tab/></text:span></text:span><text:span text:style-name="T258"><draw:control text:anchor-type="as-char" svg:y="-0.4cm" draw:z-index="13" draw:name="Gberuikersnaam 4" draw:style-name="gr2" draw:text-style-name="P114" svg:width="6.4cm" svg:height="0.6cm" draw:control="control12"><svg:title>Gebruikersnaam</svg:title><svg:desc>Korte naam, bijv. jan</svg:desc></draw:control></text:span><text:span text:style-name="T258"><text:tab/> <text:s text:c="2"/></text:span><text:span text:style-name="T280">[</text:span><text:span text:style-name="T281">Gebruikers</text:span><text:span text:style-name="T280">naam</text:span><text:span text:style-name="T283"> </text:span><text:span text:style-name="T284">e</text:span><text:span text:style-name="T285">vt. 2</text:span><text:span text:style-name="T293">e</text:span><text:span text:style-name="T285"> </text:span><text:span text:style-name="T286">gebruiker</text:span><text:span text:style-name="T287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58"> </text:span></text:span><text:span text:style-name="Strong_20_Emphasis"><text:span text:style-name="T77">tekstvak</text:span></text:span><text:span text:style-name="T198">.</text:span></text:p>
      <text:p text:style-name="P48"/>
      <text:p text:style-name="P48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6"><text:span text:style-name="T168">Nieuwe installatie?</text:span><text:span text:style-name="T165"><text:tab/></text:span><text:span text:style-name="T167">B</text:span><text:span text:style-name="T165">egin bij hoofdstuk </text:span><text:span text:style-name="T168"><text:bookmark-ref text:reference-format="page" text:ref-name="__RefNumPara__4009_1271708128">2</text:bookmark-ref></text:span><text:span text:style-name="T165"><text:s text:c="2"/></text:span><text:span text:style-name="T169"><text:bookmark-ref text:reference-format="text" text:ref-name="__RefNumPara__4009_1271708128">Installatie uitvoeren</text:bookmark-ref></text:span><text:span text:style-name="T166">.</text:span></text:p>
      <text:p text:style-name="P30"/>
      <text:p text:style-name="P30"/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79"><draw:control text:anchor-type="as-char" draw:z-index="4" draw:name="Vorm3_0" draw:style-name="gr1" draw:text-style-name="P11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9"><draw:control text:anchor-type="as-char" draw:z-index="5" draw:name="Vorm3_ 2" draw:style-name="gr1" draw:text-style-name="P11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4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62"><text:span text:style-name="User_20_Entry"><text:span text:style-name="T120">E</text:span></text:span><text:span text:style-name="User_20_Entry"><text:span text:style-name="T137">v</text:span></text:span><text:span text:style-name="User_20_Entry"><text:span text:style-name="T138">en</text:span></text:span><text:span text:style-name="User_20_Entry"><text:span text:style-name="T140">t</text:span></text:span><text:span text:style-name="User_20_Entry"><text:span text:style-name="T141">uele </text:span></text:span><text:span text:style-name="User_20_Entry"><text:span text:style-name="T142">extra </text:span></text:span><text:span text:style-name="Definition"><text:span text:style-name="T317">gebruiker</text:span></text:span><text:span text:style-name="User_20_Entry"><text:span text:style-name="T132">s</text:span></text:span><text:span text:style-name="User_20_Entry"><text:span text:style-name="T142"> aanmelden </text:span></text:span><text:span text:style-name="User_20_Entry"><text:span text:style-name="T143">en dezelfde stappen uitvoeren</text:span></text:span><text:span text:style-name="User_20_Entry"><text:span text:style-name="T139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3"><text:span text:style-name="Strong_20_Emphasis"><text:span text:style-name="T81"><draw:control text:anchor-type="as-char" draw:z-index="14" draw:name="Vorm4" draw:style-name="gr1" draw:text-style-name="P11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3" office:value-type="string">
            <text:p text:style-name="P80"><text:span text:style-name="Strong_20_Emphasis"><text:span text:style-name="T73">D</text:span></text:span><text:span text:style-name="Strong_20_Emphasis"><text:span text:style-name="T58">ruk op de </text:span></text:span><text:span text:style-name="Strong_20_Emphasis"><text:span text:style-name="T161">Super</text:span></text:span><text:span text:style-name="Strong_20_Emphasis"><text:span text:style-name="T58">-toets</text:span></text:span><text:span text:style-name="Strong_20_Emphasis"><text:span text:style-name="T37"><text:note text:id="ftn2" text:note-class="footnote"><text:note-citation>3</text:note-citation><text:note-body><text:p text:style-name="P79"><text:span text:style-name="T164">D</text:span>e <text:span text:style-name="T323">Super</text:span>-toets <text:span text:style-name="T216">is de Windows-toets, Command-toets </text:span><text:span text:style-name="T217">(Apple)</text:span><text:span text:style-name="T216">, of Vergrootglas-toets </text:span><text:span text:style-name="T217">(Chromebook)</text:span><text:span text:style-name="T216">.</text:span></text:p></text:note-body></text:note></text:span></text:span><text:span text:style-name="Strong_20_Emphasis"><text:span text:style-name="T53">, </text:span></text:span><text:span text:style-name="Strong_20_Emphasis"><text:span text:style-name="T63">t</text:span></text:span><text:span text:style-name="Strong_20_Emphasis"><text:span text:style-name="T57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48"> </text:span></text:span><text:span text:style-name="Strong_20_Emphasis"><text:span text:style-name="T64">e</text:span></text:span><text:span text:style-name="Strong_20_Emphasis"><text:span text:style-name="T47">n </text:span></text:span><text:span text:style-name="Strong_20_Emphasis"><text:span text:style-name="T60">k</text:span></text:span><text:span text:style-name="Strong_20_Emphasis"><text:span text:style-name="T47">lik op het pictogram van </text:span></text:span><text:span text:style-name="Strong_20_Emphasis"><text:span text:style-name="T102">Terminalvenster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6"/></text:span></text:p>
          </table:table-cell>
          <table:table-cell table:style-name="_31_._5f_Installatie_5f_voorbereiden.D4" office:value-type="string">
            <text:p text:style-name="P81"><text:span text:style-name="T3">Typ</text:span><text:span text:style-name="Strong_20_Emphasis"><text:span text:style-name="T48"> de</text:span></text:span><text:span text:style-name="Strong_20_Emphasis"><text:span text:style-name="T49">z</text:span></text:span><text:span text:style-name="Strong_20_Emphasis"><text:span text:style-name="T48">e </text:span></text:span><text:span text:style-name="Strong_20_Emphasis"><text:span text:style-name="T50">twee </text:span></text:span><text:span text:style-name="Strong_20_Emphasis"><text:span text:style-name="T48">opdrachten, ieder gevolgd door de </text:span></text:span><text:span text:style-name="Strong_20_Emphasis"><text:span text:style-name="T162">Enter</text:span></text:span><text:span text:style-name="Strong_20_Emphasis"><text:span text:style-name="T4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89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89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7" office:value-type="string">
            <text:p text:style-name="P5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3"><text:span text:style-name="Strong_20_Emphasis"><text:span text:style-name="T81"><draw:control text:anchor-type="as-char" draw:z-index="15" draw:name="Vorm 3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1"><draw:control text:anchor-type="as-char" draw:z-index="16" draw:name="Vorm 4" draw:style-name="gr1" draw:text-style-name="P113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73">D</text:span></text:span><text:span text:style-name="Strong_20_Emphasis"><text:span text:style-name="T54">ruk </text:span></text:span><text:span text:style-name="Strong_20_Emphasis"><text:span text:style-name="T55">op de </text:span></text:span><text:span text:style-name="Strong_20_Emphasis"><text:span text:style-name="T161">Super</text:span></text:span><text:span text:style-name="Strong_20_Emphasis"><text:span text:style-name="T55">-toets</text:span></text:span><text:span text:style-name="Strong_20_Emphasis"><text:span text:style-name="T38"><text:note-ref text:note-class="footnote" text:reference-format="text" text:ref-name="ftn2">3</text:note-ref></text:span></text:span><text:span text:style-name="Strong_20_Emphasis"><text:span text:style-name="T53">, </text:span></text:span><text:span text:style-name="Strong_20_Emphasis"><text:span text:style-name="T56">t</text:span></text:span><text:span text:style-name="Strong_20_Emphasis"><text:span text:style-name="T57">yp </text:span></text:span><text:span text:style-name="Strong_20_Emphasis"><text:span text:style-name="T97">men</text:span></text:span><text:span text:style-name="Strong_20_Emphasis"><text:span text:style-name="T98">u</text:span></text:span><text:span text:style-name="Strong_20_Emphasis"><text:span text:style-name="T58"> </text:span></text:span><text:span text:style-name="Strong_20_Emphasis"><text:span text:style-name="T59">e</text:span></text:span><text:span text:style-name="Strong_20_Emphasis"><text:span text:style-name="T47">n </text:span></text:span><text:span text:style-name="Strong_20_Emphasis"><text:span text:style-name="T60">k</text:span></text:span><text:span text:style-name="Strong_20_Emphasis"><text:span text:style-name="T47">lik op het pictogram van</text:span></text:span><text:span text:style-name="Strong_20_Emphasis"><text:span text:style-name="T82">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46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76">Selecteer</text:span></text:span><text:span text:style-name="Strong_20_Emphasis"><text:span text:style-name="T52"> </text:span></text:span><text:span text:style-name="Strong_20_Emphasis"><text:span text:style-name="T110">1</text:span></text:span><text:span text:style-name="Strong_20_Emphasis"><text:span text:style-name="T91"> </text:span></text:span><text:span text:style-name="Strong_20_Emphasis"><text:span text:style-name="T92">Installatie voorbereiden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1" office:value-type="string">
            <text:p text:style-name="P58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9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23" draw:name="Vorm 15" draw:style-name="gr1" draw:text-style-name="P113" svg:width="0.35cm" svg:height="0.35cm" draw:control="control22"/></text:p>
          </table:table-cell>
          <table:table-cell table:style-name="_32_._5f_Installatie_5f_uitvoeren.C1" office:value-type="string">
            <text:p text:style-name="P91"><text:span text:style-name="T214">Start de computer op vanaf</text:span><text:span text:style-name="T214"><text:note text:id="ftn3" text:note-class="footnote"><text:note-citation>1</text:note-citation><text:note-body><text:p text:style-name="P86"><text:span text:style-name="T147">B</text:span><text:span text:style-name="T148">ootmenu/</text:span><text:span text:style-name="T147">S</text:span><text:span text:style-name="T148">etup</text:span><text:span text:style-name="T146"> via </text:span><text:span text:style-name="T144">é</text:span><text:span text:style-name="T145">é</text:span><text:span text:style-name="T147">n van de </text:span><text:span text:style-name="Definition"><text:span text:style-name="T149">Veelgebruikte toetsen:</text:span></text:span><text:span text:style-name="Definition"><text:span text:style-name="T150"> </text:span></text:span><text:span text:style-name="User_20_Entry"><text:span text:style-name="T163">Esc</text:span></text:span><text:span text:style-name="User_20_Entry"><text:span text:style-name="T156">,</text:span></text:span><text:span text:style-name="Definition"><text:span text:style-name="T150"> </text:span></text:span><text:span text:style-name="User_20_Entry"><text:span text:style-name="T163">Delete</text:span></text:span><text:span text:style-name="User_20_Entry"><text:span text:style-name="T157">,</text:span></text:span><text:span text:style-name="Definition"><text:span text:style-name="T150"> </text:span></text:span><text:span text:style-name="User_20_Entry"><text:span text:style-name="T163">F1</text:span></text:span><text:span text:style-name="User_20_Entry"><text:span text:style-name="T157">,</text:span></text:span><text:span text:style-name="Definition"><text:span text:style-name="T150"> </text:span></text:span><text:span text:style-name="User_20_Entry"><text:span text:style-name="T163">F2</text:span></text:span><text:span text:style-name="User_20_Entry"><text:span text:style-name="T157">,</text:span></text:span><text:span text:style-name="Definition"><text:span text:style-name="T150"> </text:span></text:span><text:span text:style-name="User_20_Entry"><text:span text:style-name="T163">F9</text:span></text:span><text:span text:style-name="User_20_Entry"><text:span text:style-name="T157">,</text:span></text:span><text:span text:style-name="Definition"><text:span text:style-name="T150"> </text:span></text:span><text:span text:style-name="User_20_Entry"><text:span text:style-name="T163">F10</text:span></text:span><text:span text:style-name="User_20_Entry"><text:span text:style-name="T157">,</text:span></text:span><text:span text:style-name="Definition"><text:span text:style-name="T150"> </text:span></text:span><text:span text:style-name="User_20_Entry"><text:span text:style-name="T163">F11</text:span></text:span><text:span text:style-name="User_20_Entry"><text:span text:style-name="T157">,</text:span></text:span><text:span text:style-name="Definition"><text:span text:style-name="T150"> </text:span></text:span><text:span text:style-name="Definition"><text:span text:style-name="T151">o</text:span></text:span><text:span text:style-name="Definition"><text:span text:style-name="T152">f</text:span></text:span><text:span text:style-name="Definition"><text:span text:style-name="T150"> </text:span></text:span><text:span text:style-name="User_20_Entry"><text:span text:style-name="T163">F12</text:span></text:span><text:span text:style-name="User_20_Entry"><text:span text:style-name="T157">.</text:span></text:span></text:p></text:note-body></text:note></text:span><text:span text:style-name="T214"> </text:span><text:span text:style-name="T215">een </text:span><text:span text:style-name="Strong_20_Emphasis"><text:span text:style-name="T191"><text:user-field-get text:name="Distro">Rocky Linux</text:user-field-get></text:span></text:span><text:span text:style-name="T213"><text:s/></text:span><text:span text:style-name="T192"><text:user-field-get text:name="Version">8.10</text:user-field-get></text:span><text:span text:style-name="T192"><text:s/></text:span><text:span text:style-name="Strong_20_Emphasis"><text:span text:style-name="T193">Desktop/</text:span></text:span><text:span text:style-name="Strong_20_Emphasis"><text:span text:style-name="T194">Workstation</text:span></text:span><text:span text:style-name="Strong_20_Emphasis"><text:span text:style-name="T113"> </text:span></text:span><text:span text:style-name="Strong_20_Emphasis"><text:span text:style-name="T114">L</text:span></text:span><text:span text:style-name="T115">ive</text:span><text:span text:style-name="T115"><text:note text:id="ftn4" text:note-class="footnote"><text:note-citation>2</text:note-citation><text:note-body><text:p text:style-name="P76"><text:span text:style-name="T294">Vanaf ee</text:span>n <text:span text:style-name="T321">L</text:span>ive <text:span text:style-name="T320">USB</text:span><text:span text:style-name="T297">-stick</text:span><text:span text:style-name="T21"> </text:span>kunt <text:span text:style-name="T294">u opstarten en</text:span> <text:span text:style-name="T17">met </text:span><text:span text:style-name="Strong_20_Emphasis"><text:span text:style-name="T218"><text:user-field-get text:name="Distro">Rocky Linux</text:user-field-get></text:span></text:span><text:span text:style-name="Strong_20_Emphasis"><text:span text:style-name="T218"><text:s/></text:span></text:span>werken zonder enige bestanden op de harde schijf te wijzigen en maakt ook installatie van <text:span text:style-name="Strong_20_Emphasis"><text:span text:style-name="T218"><text:user-field-get text:name="Distro">Rocky Linux</text:user-field-get></text:span></text:span><text:span text:style-name="Strong_20_Emphasis"><text:span text:style-name="T218"><text:s/></text:span></text:span>mogelijk.</text:p></text:note-body></text:note></text:span><text:span text:style-name="T115"> </text:span><text:span text:style-name="T118">USB</text:span><text:span text:style-name="T116">-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" office:value-type="string">
            <text:p text:style-name="P108"><text:span text:style-name="T116">stick</text:span><text:span text:style-name="T116"><text:note text:id="ftn5" text:note-class="footnote"><text:note-citation>3</text:note-citation><text:note-body><text:p text:style-name="P96"><text:span text:style-name="Strong_20_Emphasis"><text:span text:style-name="T131">Maak een opstartbare USB-stick</text:span></text:span><text:span text:style-name="Strong_20_Emphasis"><text:span text:style-name="T126">:<text:line-break/></text:span></text:span><text:span text:style-name="Strong_20_Emphasis"><text:span text:style-name="T121">Download </text:span></text:span><text:span text:style-name="Strong_20_Emphasis"><text:span text:style-name="T122">een </text:span></text:span><text:span text:style-name="Strong_20_Emphasis"><text:span text:style-name="T127">CD</text:span></text:span><text:span text:style-name="Strong_20_Emphasis"><text:span text:style-name="T130">-beeldbestand</text:span></text:span><text:span text:style-name="Strong_20_Emphasis"><text:span text:style-name="T123"> </text:span></text:span><text:span text:style-name="Strong_20_Emphasis"><text:span text:style-name="T124">(.iso) </text:span></text:span><text:span text:style-name="Strong_20_Emphasis"><text:span text:style-name="T123">vanaf </text:span></text:span><text:a xlink:type="simple" xlink:href="https://rockylinux.org/nl/download" text:style-name="Internet_20_link" text:visited-style-name="Visited_20_Internet_20_Link"><text:span text:style-name="Strong_20_Emphasis"><text:span text:style-name="T296">rockylinux.org/nl/download</text:span></text:span></text:a><text:span text:style-name="Strong_20_Emphasis"><text:span text:style-name="T123">, </text:span></text:span><text:span text:style-name="Strong_20_Emphasis"><text:span text:style-name="T129">klik onder </text:span></text:span><text:span text:style-name="Strong_20_Emphasis"><text:span text:style-name="T136">Desktop/Workstation Live Images</text:span></text:span><text:span text:style-name="Strong_20_Emphasis"><text:span text:style-name="T129"> op </text:span></text:span><text:span text:style-name="Strong_20_Emphasis"><text:span text:style-name="T155">Rocky Linux 8</text:span></text:span><text:span text:style-name="Strong_20_Emphasis"><text:span text:style-name="T153">, </text:span></text:span><text:span text:style-name="Strong_20_Emphasis"><text:span text:style-name="T154">en klik</text:span></text:span><text:span text:style-name="Strong_20_Emphasis"><text:span text:style-name="T153"> o</text:span></text:span><text:span text:style-name="Strong_20_Emphasis"><text:span text:style-name="T154">p</text:span></text:span><text:span text:style-name="Strong_20_Emphasis"><text:span text:style-name="T153"> </text:span></text:span><text:span text:style-name="Strong_20_Emphasis"><text:span text:style-name="T155">GNOME</text:span></text:span><text:span text:style-name="Strong_20_Emphasis"><text:span text:style-name="T153">.</text:span></text:span><text:span text:style-name="Strong_20_Emphasis"><text:span text:style-name="T125"><text:line-break/>De </text:span></text:span><text:span text:style-name="Strong_20_Emphasis"><text:span text:style-name="T128">ver</text:span></text:span><text:span text:style-name="Strong_20_Emphasis"><text:span text:style-name="T125">volgstappen staan beschreven in </text:span></text:span><text:span text:style-name="Strong_20_Emphasis"><text:span text:style-name="T134">Linux informatie</text:span></text:span><text:span text:style-name="Strong_20_Emphasis"><text:span text:style-name="T125">, te vinden op </text:span></text:span><text:a xlink:type="simple" xlink:href="https://karelzimmer.nl/" text:style-name="Internet_20_link" text:visited-style-name="Visited_20_Internet_20_Link"><text:span text:style-name="Strong_20_Emphasis"><text:span text:style-name="T295">karelzimmer.nl</text:span></text:span></text:a><text:span text:style-name="Strong_20_Emphasis"><text:span text:style-name="T125">, onder </text:span></text:span><text:span text:style-name="Strong_20_Emphasis"><text:span text:style-name="T134">Linux</text:span></text:span><text:span text:style-name="Strong_20_Emphasis"><text:span text:style-name="T125">.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" office:value-type="string">
            <text:p text:style-name="P28"><text:span text:style-name="Strong_20_Emphasis"><text:span text:style-name="T76">Selecteer</text:span></text:span><text:span text:style-name="Strong_20_Emphasis"><text:span text:style-name="T42"> </text:span></text:span><text:span text:style-name="Strong_20_Emphasis"><text:span text:style-name="T32">Start</text:span></text:span><text:span text:style-name="Strong_20_Emphasis"><text:span text:style-name="T43"> </text:span></text:span><text:span text:style-name="Strong_20_Emphasis"><text:span text:style-name="T33"><text:user-field-get text:name="Distro">Rocky Linux</text:user-field-get></text:span></text:span><text:span text:style-name="Strong_20_Emphasis"><text:span text:style-name="T35"><text:s/></text:span></text:span><text:span text:style-name="Strong_20_Emphasis"><text:span text:style-name="T34"><text:user-field-get text:name="Version">8.10</text:user-field-get>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" office:value-type="string">
            <text:p text:style-name="P111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9" draw:name="Vorm 1" draw:style-name="gr1" draw:text-style-name="P113" svg:width="0.35cm" svg:height="0.35cm" draw:control="control28"/></text:span></text:span></text:p>
          </table:table-cell>
          <table:table-cell table:style-name="_32_._5f_Installatie_5f_uitvoeren.C1" office:value-type="string">
            <text:p text:style-name="P111"><text:span text:style-name="Strong_20_Emphasis"><text:span text:style-name="T90">Klik op </text:span></text:span><text:span text:style-name="Strong_20_Emphasis"><text:span text:style-name="T104">Install to Hard Drive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" office:value-type="string">
            <text:p text:style-name="P111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1" office:value-type="string">
            <text:p text:style-name="P60"><text:span text:style-name="Strong_20_Emphasis"><text:span text:style-name="T36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66"><text:span text:style-name="Strong_20_Emphasis"><text:span text:style-name="T119"><draw:control text:anchor-type="as-char" draw:z-index="25" draw:name="Vorm 13" draw:style-name="gr1" draw:text-style-name="P113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6"><text:span text:style-name="T248">Bij</text:span><text:span text:style-name="T247"> </text:span><text:span text:style-name="Strong_20_Emphasis"><text:span text:style-name="T246">WELCOME </text:span></text:span><text:span text:style-name="Strong_20_Emphasis"><text:span text:style-name="T249">BIJ</text:span></text:span><text:span text:style-name="Strong_20_Emphasis"><text:span text:style-name="T246"> ROCKY LINUX 8.10</text:span></text:span><text:span text:style-name="Strong_20_Emphasis"><text:span text:style-name="T250"> select</text:span></text:span><text:span text:style-name="Strong_20_Emphasis"><text:span text:style-name="T251">eer</text:span></text:span><text:span text:style-name="Strong_20_Emphasis"><text:span text:style-name="T253"> </text:span></text:span><text:span text:style-name="Strong_20_Emphasis"><text:span text:style-name="T255">Nederlands</text:span></text:span><text:span text:style-name="Strong_20_Emphasis"><text:span text:style-name="T253"> en klik</text:span></text:span><text:span text:style-name="Strong_20_Emphasis"><text:span text:style-name="T254"> </text:span></text:span><text:span text:style-name="Strong_20_Emphasis"><text:span text:style-name="T253">op</text:span></text:span><text:span text:style-name="Strong_20_Emphasis"><text:span text:style-name="T252"> </text:span></text:span><text:span text:style-name="Strong_20_Emphasis"><text:span text:style-name="T245">Doorgaan</text:span></text:span><text:span text:style-name="Strong_20_Emphasis"><text:span text:style-name="T25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10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1" draw:name="Vorm 2" draw:style-name="gr1" draw:text-style-name="P113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10"><text:span text:style-name="T236">O</text:span><text:span text:style-name="T233">nder </text:span><text:span text:style-name="T240">SYSTEEM</text:span><text:span text:style-name="T233"> </text:span><text:span text:style-name="T236">klik </text:span><text:span text:style-name="T233">op </text:span><text:span text:style-name="T240">Installatiebestemming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0" office:value-type="string">
            <text:p text:style-name="P95"><text:span text:style-name="T233">Controleer </text:span><text:span text:style-name="T239">de </text:span><text:span text:style-name="T244">Apparaatselectie</text:span><text:span text:style-name="T233"> en klik op </text:span><text:span text:style-name="T240">Klaar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10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2" draw:name="Vorm 12" draw:style-name="gr1" draw:text-style-name="P113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10"><text:span text:style-name="T236">O</text:span><text:span text:style-name="T233">nder </text:span><text:span text:style-name="T240">SYSTEEM</text:span><text:span text:style-name="T233"> </text:span><text:span text:style-name="T236">klik </text:span><text:span text:style-name="T233">op </text:span><text:span text:style-name="T240">Netwerk &amp; hostnaam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5" office:value-type="string">
            <text:p text:style-name="P13"><text:span text:style-name="T232">V</text:span><text:span text:style-name="T230">ul </text:span><text:span text:style-name="T231">in </text:span><text:span text:style-name="Strong_20_Emphasis"><text:span text:style-name="T234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1"> </text:span></text:span><text:span text:style-name="Strong_20_Emphasis"><text:span text:style-name="T223">en klik op </text:span></text:span><text:span text:style-name="Strong_20_Emphasis"><text:span text:style-name="T241">Toepassen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5" office:value-type="string">
            <text:p text:style-name="P13"><text:span text:style-name="T234">K</text:span><text:span text:style-name="T233">lik op </text:span><text:span text:style-name="T240">Klaar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8" draw:name="Vorm 10" draw:style-name="gr1" draw:text-style-name="P113" svg:width="0.35cm" svg:height="0.35cm" draw:control="control27"/></text:span></text:span></text:p>
          </table:table-cell>
          <table:table-cell table:style-name="_32_._5f_Installatie_5f_uitvoeren.C17" office:value-type="string">
            <text:p text:style-name="P12"><text:span text:style-name="T236">O</text:span><text:span text:style-name="T233">nder</text:span><text:span text:style-name="T229"> </text:span><text:span text:style-name="Strong_20_Emphasis"><text:span text:style-name="T233">GEBRUIKERSINSTELLINGEN</text:span></text:span><text:span text:style-name="Strong_20_Emphasis"><text:span text:style-name="T224"> </text:span></text:span><text:span text:style-name="Strong_20_Emphasis"><text:span text:style-name="T225">klik </text:span></text:span><text:span text:style-name="T233">op </text:span><text:span text:style-name="T240">Gebruiker aanmaken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17" office:value-type="string">
            <text:p text:style-name="P93"><text:span text:style-name="T326">Vul in </text:span><text:span text:style-name="Strong_20_Emphasis"><text:span text:style-name="T107">Volledige naam</text:span></text:span><text:span text:style-name="Strong_20_Emphasis"><text:span text:style-name="T85"> </text:span></text:span><text:span text:style-name="Definition"><text:span text:style-name="T10">gebruiker</text:span></text:span><text:span text:style-name="Strong_20_Emphasis"><text:span text:style-name="T86">, <text:line-break/></text:span></text:span><text:span text:style-name="Strong_20_Emphasis"><text:span text:style-name="T107">Gebruikersnaam</text:span></text:span><text:span text:style-name="Strong_20_Emphasis"><text:span text:style-name="T85"> </text:span></text:span><text:span text:style-name="Definition"><text:span text:style-name="T10">gebruikersnaam</text:span></text:span><text:span text:style-name="Strong_20_Emphasis"><text:span text:style-name="T85">,</text:span></text:span></text:p>
            <text:p text:style-name="P93"><text:span text:style-name="Strong_20_Emphasis"><text:span text:style-name="T88">vink aan </text:span></text:span><text:span text:style-name="Strong_20_Emphasis"><text:span text:style-name="T103">Maak deze gebruiker beheerder</text:span></text:span><text:span text:style-name="Strong_20_Emphasis"><text:span text:style-name="T88">,</text:span></text:span></text:p>
            <text:p text:style-name="P110"><text:span text:style-name="Strong_20_Emphasis"><text:span text:style-name="T87">g</text:span></text:span><text:span text:style-name="Strong_20_Emphasis"><text:span text:style-name="T88">eef tweemaal een </text:span></text:span><text:span text:style-name="Strong_20_Emphasis"><text:span text:style-name="T107">wachtwoord</text:span></text:span><text:span text:style-name="Strong_20_Emphasis"><text:span text:style-name="T88"> </text:span></text:span><text:span text:style-name="Strong_20_Emphasis"><text:span text:style-name="T89">en k</text:span></text:span><text:span text:style-name="Strong_20_Emphasis"><text:span text:style-name="T88">lik op </text:span></text:span><text:span text:style-name="Strong_20_Emphasis"><text:span text:style-name="T103">Klaar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4" draw:name="Vorm 14" draw:style-name="gr1" draw:text-style-name="P113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5"><text:span text:style-name="Strong_20_Emphasis"><text:span text:style-name="T228">Klik op </text:span></text:span><text:span text:style-name="Strong_20_Emphasis"><text:span text:style-name="T256">Begin installatie</text:span>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6" draw:name="Vorm 6" draw:style-name="gr1" draw:text-style-name="P113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17"><text:span text:style-name="T329">Re</text:span><text:span text:style-name="T328">start het systeem</text:span>.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6"><draw:control text:anchor-type="as-char" draw:z-index="27" draw:name="Vorm 17" draw:style-name="gr1" draw:text-style-name="P113" svg:width="0.35cm" svg:height="0.35cm" draw:control="control26"/></text:span></text:span></text:p>
          </table:table-cell>
          <table:table-cell table:style-name="_32_._5f_Installatie_5f_uitvoeren.C21" office:value-type="string">
            <text:p text:style-name="P18"><text:span text:style-name="T327">Klik onder </text:span><text:span text:style-name="T325">LICENTIE</text:span><text:span text:style-name="T327"> op </text:span><text:span text:style-name="T325">Licentie informatie</text:span>.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1" office:value-type="string">
            <text:p text:style-name="P19">Vink aan <text:span text:style-name="T324">Ik accepteer de licentie overeenkomst</text:span> en <text:span text:style-name="T235">en klik op </text:span><text:span text:style-name="T242">Klaar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7" office:value-type="string">
            <text:p text:style-name="P19">Klik op <text:span text:style-name="T324">BEËINDIG CONFIGURATIE</text:span>.</text:p>
          </table:table-cell>
        </table:table-row>
      </table:table>
      <text:p text:style-name="P51"><text:span text:style-name="Strong_20_Emphasis"><text:span text:style-name="T83"/></text:span></text:p>
      <text:list text:continue-numbering="true" text:style-name="L1">
        <text:list-item>
          <text:p text:style-name="P98"><text:span text:style-name="Strong_20_Emphasis"><text:span text:style-name="T105">Installatie </text:span></text:span><text:span text:style-name="Strong_20_Emphasis"><text:span text:style-name="T106">afronden</text:span></text:span></text:p>
        </text:list-item>
      </text:list>
      <text:p text:style-name="P52"><text:span text:style-name="Strong_20_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81"><draw:control text:anchor-type="as-char" draw:z-index="2" draw:name="Vorm24" draw:style-name="gr1" draw:text-style-name="P11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41">Aanmelden als </text:span></text:span><text:span text:style-name="Definition"><text:span text:style-name="T10">gebruiker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" office:value-type="string">
            <text:p text:style-name="P75"><text:span text:style-name="Strong_20_Emphasis"><text:span text:style-name="T84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1"><text:span text:style-name="Strong_20_Emphasis"><text:span text:style-name="T80"><draw:control text:anchor-type="as-char" draw:z-index="7" draw:name="Vorm13_1" draw:style-name="gr1" draw:text-style-name="P11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3"><text:span text:style-name="Strong_20_Emphasis"><text:span text:style-name="T81"><draw:control text:anchor-type="as-char" draw:z-index="17" draw:name="Vorm 5" draw:style-name="gr1" draw:text-style-name="P113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74">D</text:span></text:span><text:span text:style-name="Strong_20_Emphasis"><text:span text:style-name="T65">ruk</text:span></text:span><text:span text:style-name="Strong_20_Emphasis"><text:span text:style-name="T53"> op</text:span></text:span><text:span text:style-name="Strong_20_Emphasis"><text:span text:style-name="T66"> de </text:span></text:span><text:span text:style-name="Strong_20_Emphasis"><text:span text:style-name="T161">Super</text:span></text:span><text:span text:style-name="Strong_20_Emphasis"><text:span text:style-name="T66">-toets</text:span></text:span><text:span text:style-name="Strong_20_Emphasis"><text:span text:style-name="T39"><text:note text:id="ftn6" text:note-class="footnote"><text:note-citation>1</text:note-citation><text:note-body><text:p text:style-name="P50"><text:span text:style-name="T176">De </text:span><text:span text:style-name="T219">Super</text:span><text:span text:style-name="T176">-toets is de Windows-toets, Command-toets </text:span><text:span text:style-name="T177">(Apple)</text:span><text:span text:style-name="T176">, of Vergrootglas-toets </text:span><text:span text:style-name="T177">(Chromebook)</text:span><text:span text:style-name="T176">.</text:span></text:p></text:note-body></text:note></text:span></text:span><text:span text:style-name="Strong_20_Emphasis"><text:span text:style-name="T53">, </text:span></text:span><text:span text:style-name="Strong_20_Emphasis"><text:span text:style-name="T63">t</text:span></text:span><text:span text:style-name="Strong_20_Emphasis"><text:span text:style-name="T57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48"> </text:span></text:span><text:span text:style-name="Strong_20_Emphasis"><text:span text:style-name="T64">e</text:span></text:span><text:span text:style-name="Strong_20_Emphasis"><text:span text:style-name="T47">n </text:span></text:span><text:span text:style-name="Strong_20_Emphasis"><text:span text:style-name="T60">k</text:span></text:span><text:span text:style-name="Strong_20_Emphasis"><text:span text:style-name="T47">lik op het pictogram van </text:span></text:span><text:span text:style-name="Strong_20_Emphasis"><text:span text:style-name="T102">Terminalvenst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6"/></text:span></text:p>
          </table:table-cell>
          <table:table-cell table:style-name="_33_._5f_Installatie_5f_afronden.C6" office:value-type="string">
            <text:p text:style-name="P83"><text:span text:style-name="T5">Typ</text:span><text:span text:style-name="Strong_20_Emphasis"><text:span text:style-name="T48"> de</text:span></text:span><text:span text:style-name="Strong_20_Emphasis"><text:span text:style-name="T67">z</text:span></text:span><text:span text:style-name="Strong_20_Emphasis"><text:span text:style-name="T48">e </text:span></text:span><text:span text:style-name="Strong_20_Emphasis"><text:span text:style-name="T50">twee </text:span></text:span><text:span text:style-name="Strong_20_Emphasis"><text:span text:style-name="T48">opdrachten, ieder gevolgd door de </text:span></text:span><text:span text:style-name="Strong_20_Emphasis"><text:span text:style-name="T162">Enter</text:span></text:span><text:span text:style-name="Strong_20_Emphasis"><text:span text:style-name="T47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7" office:value-type="string">
            <text:p text:style-name="P89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9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9" office:value-type="string">
            <text:p text:style-name="P61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73"><text:span text:style-name="Strong_20_Emphasis"><text:span text:style-name="T81"><draw:control text:anchor-type="as-char" draw:z-index="18" draw:name="Vorm 7" draw:style-name="gr1" draw:text-style-name="P113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4"><text:span text:style-name="Strong_20_Emphasis"><text:span text:style-name="T74">D</text:span></text:span><text:span text:style-name="Strong_20_Emphasis"><text:span text:style-name="T69">ruk</text:span></text:span><text:span text:style-name="Strong_20_Emphasis"><text:span text:style-name="T68"> op</text:span></text:span><text:span text:style-name="Strong_20_Emphasis"><text:span text:style-name="T66"> de </text:span></text:span><text:span text:style-name="Strong_20_Emphasis"><text:span text:style-name="T161">Super</text:span></text:span><text:span text:style-name="Strong_20_Emphasis"><text:span text:style-name="T66">-toets</text:span></text:span><text:span text:style-name="Strong_20_Emphasis"><text:span text:style-name="T37"><text:note-ref text:note-class="footnote" text:reference-format="text" text:ref-name="ftn6">1</text:note-ref></text:span></text:span><text:span text:style-name="Strong_20_Emphasis"><text:span text:style-name="T53">, </text:span></text:span><text:span text:style-name="Strong_20_Emphasis"><text:span text:style-name="T63">t</text:span></text:span><text:span text:style-name="Strong_20_Emphasis"><text:span text:style-name="T57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58"> </text:span></text:span><text:span text:style-name="Strong_20_Emphasis"><text:span text:style-name="T64">e</text:span></text:span><text:span text:style-name="Strong_20_Emphasis"><text:span text:style-name="T47">n </text:span></text:span><text:span text:style-name="Strong_20_Emphasis"><text:span text:style-name="T60">k</text:span></text:span><text:span text:style-name="Strong_20_Emphasis"><text:span text:style-name="T47">lik op het pictogram van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6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76">Selecteer</text:span></text:span><text:span text:style-name="Strong_20_Emphasis"><text:span text:style-name="T61"> </text:span></text:span><text:span text:style-name="Strong_20_Emphasis"><text:span text:style-name="T111">3</text:span></text:span><text:span text:style-name="Strong_20_Emphasis"><text:span text:style-name="T93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6">afronden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3" office:value-type="string">
            <text:p text:style-name="P58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52"><text:span text:style-name="Strong_20_Emphasis"><text:span text:style-name="T41"><text:tab/></text:span></text:span></text:p>
      <text:p text:style-name="P53"><text:span text:style-name="Strong_20_Emphasis"><text:span text:style-name="T62"/></text:span></text:p>
      <text:p text:style-name="P54"><text:span text:style-name="Strong_20_Emphasis"><text:span text:style-name="T52"/></text:span></text:p>
      <text:list text:continue-numbering="true" text:style-name="L1">
        <text:list-item>
          <text:p text:style-name="P101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81"><draw:control text:anchor-type="as-char" draw:z-index="3" draw:name="Vorm40_0" draw:style-name="gr1" draw:text-style-name="P113" svg:width="0.35cm" svg:height="0.35cm" draw:control="control2"/></text:span></text:span></text:p>
          </table:table-cell>
          <table:table-cell table:style-name="Tabel2.A1" office:value-type="string">
            <text:p text:style-name="P71"><text:span text:style-name="Strong_20_Emphasis"><text:span text:style-name="T81"><draw:control text:anchor-type="as-char" draw:z-index="6" draw:name="Vorm40_ 1" draw:style-name="gr1" draw:text-style-name="P113" svg:width="0.35cm" svg:height="0.35cm" draw:control="control5"/></text:span></text:span></text:p>
          </table:table-cell>
          <table:table-cell table:style-name="Tabel2.D1" office:value-type="string">
            <text:p text:style-name="P23"><text:span text:style-name="Strong_20_Emphasis"><text:span text:style-name="T41">Aanmelden als </text:span></text:span><text:span text:style-name="Definition"><text:span text:style-name="T10">gebruiker</text:span></text:span><text:span text:style-name="Strong_20_Emphasis"><text:span text:style-name="T70"><text:note text:id="ftn7" text:note-class="footnote"><text:note-citation>1</text:note-citation><text:note-body><text:p text:style-name="P63"><text:span text:style-name="User_20_Entry"><text:span text:style-name="T158">E</text:span></text:span><text:span text:style-name="User_20_Entry"><text:span text:style-name="T160">ventuele extra </text:span></text:span><text:span text:style-name="Definition"><text:span text:style-name="T318">gebruiker</text:span></text:span><text:span text:style-name="User_20_Entry"><text:span text:style-name="T159">s</text:span></text:span><text:span text:style-name="User_20_Entry"><text:span text:style-name="T160"> aanmelden en dezelfde stappen uitvoeren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42"><text:span text:style-name="Strong_20_Emphasis"><text:span text:style-name="T80"><draw:control text:anchor-type="as-char" draw:z-index="8" draw:name="Vorm13_ 1" draw:style-name="gr1" draw:text-style-name="P113" svg:width="0.35cm" svg:height="0.35cm" draw:control="control7"/></text:span></text:span></text:p>
          </table:table-cell>
          <table:table-cell table:style-name="Tabel2.D2" office:value-type="string">
            <text:p text:style-name="P29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4"><text:span text:style-name="Strong_20_Emphasis"><text:span text:style-name="T81"><draw:control text:anchor-type="as-char" draw:z-index="19" draw:name="Vorm 8" draw:style-name="gr1" draw:text-style-name="P113" svg:width="0.35cm" svg:height="0.35cm" draw:control="control18"/></text:span></text:span></text:p>
          </table:table-cell>
          <table:table-cell table:style-name="Tabel2.A1" office:value-type="string">
            <text:p text:style-name="P74"><text:span text:style-name="Strong_20_Emphasis"><text:span text:style-name="T81"><draw:control text:anchor-type="as-char" draw:z-index="20" draw:name="Vorm 9" draw:style-name="gr1" draw:text-style-name="P113" svg:width="0.35cm" svg:height="0.35cm" draw:control="control19"/></text:span></text:span></text:p>
          </table:table-cell>
          <table:table-cell table:style-name="Tabel2.D5" office:value-type="string">
            <text:p text:style-name="P27"><text:span text:style-name="Strong_20_Emphasis"><text:span text:style-name="T75">D</text:span></text:span><text:span text:style-name="Strong_20_Emphasis"><text:span text:style-name="T69">ruk</text:span></text:span><text:span text:style-name="Strong_20_Emphasis"><text:span text:style-name="T68"> op</text:span></text:span><text:span text:style-name="Strong_20_Emphasis"><text:span text:style-name="T66"> de </text:span></text:span><text:span text:style-name="Strong_20_Emphasis"><text:span text:style-name="T161">Super</text:span></text:span><text:span text:style-name="Strong_20_Emphasis"><text:span text:style-name="T66">-toets</text:span></text:span><text:span text:style-name="Strong_20_Emphasis"><text:span text:style-name="T37"><text:note text:id="ftn8" text:note-class="footnote"><text:note-citation>2</text:note-citation><text:note-body><text:p text:style-name="P49"><text:span text:style-name="T176">De </text:span><text:span text:style-name="T219">Super</text:span><text:span text:style-name="T176">-toets is de Windows-toets, Command-toets </text:span><text:span text:style-name="T177">(Apple)</text:span><text:span text:style-name="T176">, of Vergrootglas-toets </text:span><text:span text:style-name="T177">(Chromebook)</text:span><text:span text:style-name="T176">.</text:span></text:p></text:note-body></text:note></text:span></text:span><text:span text:style-name="Strong_20_Emphasis"><text:span text:style-name="T53">, </text:span></text:span><text:span text:style-name="Strong_20_Emphasis"><text:span text:style-name="T63">t</text:span></text:span><text:span text:style-name="Strong_20_Emphasis"><text:span text:style-name="T57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58"> </text:span></text:span><text:span text:style-name="Strong_20_Emphasis"><text:span text:style-name="T64">e</text:span></text:span><text:span text:style-name="Strong_20_Emphasis"><text:span text:style-name="T47">n </text:span></text:span><text:span text:style-name="Strong_20_Emphasis"><text:span text:style-name="T60">k</text:span></text:span><text:span text:style-name="Strong_20_Emphasis"><text:span text:style-name="T47">lik op het pictogram van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26"><text:span text:style-name="Strong_20_Emphasis"><text:span text:style-name="T76">Selecteer</text:span></text:span><text:span text:style-name="Strong_20_Emphasis"><text:span text:style-name="T61"> </text:span></text:span><text:span text:style-name="Strong_20_Emphasis"><text:span text:style-name="T111">4</text:span></text:span><text:span text:style-name="Strong_20_Emphasis"><text:span text:style-name="T93"> </text:span></text:span><text:span text:style-name="Strong_20_Emphasis"><text:span text:style-name="T78">Gebruiker inrichten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7" office:value-type="string">
            <text:p text:style-name="P59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22"><text:span text:style-name="Strong_20_Emphasis"><text:span text:style-name="T71"/></text:span></text:p>
      <text:p text:style-name="P44"/>
      <text:p text:style-name="P45"><text:span text:style-name="T170">E</text:span><text:span text:style-name="T171">inde c</text:span><text:span text:style-name="T172">hecklist, </text:span><text:span text:style-name="T173">d</text:span><text:span text:style-name="T172">e installatie van </text:span><text:span text:style-name="Strong_20_Emphasis"><text:span text:style-name="T188"><text:user-field-get text:name="Distro">Rocky Linux</text:user-field-get></text:span></text:span><text:span text:style-name="T174"><text:s/></text:span><text:span text:style-name="T175"><text:user-field-get text:name="Version">8.10</text:user-field-get></text:span><text:span text:style-name="T175"><text:s/></text:span><text:span text:style-name="Strong_20_Emphasis"><text:span text:style-name="T189">Desktop/</text:span></text:span><text:span text:style-name="Strong_20_Emphasis"><text:span text:style-name="T190">Workstation</text:span></text:span><text:span text:style-name="Strong_20_Emphasis"><text:span text:style-name="T112"> </text:span></text:span><text:span text:style-name="T172">is voltooid.</text:span></text:p>
      <text:p text:style-name="P8"/>
      <text:list text:style-name="L2">
        <text:list-header>
          <text:p text:style-name="P104"><text:span text:style-name="Emphasis"><text:span text:style-name="T31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3">Karel Zimmer</text:span></text:span></text:a><text:span text:style-name="Emphasis"><text:span text:style-name="T314">.</text:span></text:span></text:p>
          <text:p text:style-name="P105"><text:span text:style-name="Emphasis"><text:span text:style-name="T316">Licentie </text:span></text:span><text:span text:style-name="Emphasis"><text:span text:style-name="T314">C</text:span></text:span><text:span text:style-name="Emphasis"><text:span text:style-name="T315">C0</text:span></text:span><text:span text:style-name="Emphasis"><text:span text:style-name="T314"> 1.0 </text:span></text:span><text:span text:style-name="Emphasis"><text:span text:style-name="T31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1"><text:s/></text:span></text:span><text:span text:style-name="Emphasis"><text:span text:style-name="T31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0-06T09:49:25.028214454">06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10-06T09:49:24.866390734</dc:date>
    <meta:keyword>Installatie</meta:keyword>
    <meta:keyword>Checklist</meta:keyword>
    <meta:keyword>Linux</meta:keyword>
    <meta:editing-cycles>6947</meta:editing-cycles>
    <meta:editing-duration>P12DT10H45M41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7" meta:word-count="553" meta:character-count="3982" meta:non-whitespace-character-count="3472"/>
    <meta:user-defined meta:name="Info 1"/>
    <meta:user-defined meta:name="Info 2"/>
    <meta:user-defined meta:name="Info 3"/>
    <meta:user-defined meta:name="Info 4"/>
  </office:meta>
</office:document-meta>
</file>